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/>
      <text:list xml:id="list1768006824834885757" text:style-name="L2">
        <text:list-item>
          <text:list>
            <text:list-header>
              <text:p text:style-name="P21"/>
            </text:list-header>
          </text:list>
        </text:list-item>
      </text:list>
      <text:list xml:id="list2176855898163412045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5T13:11:07.05</dc:date>
    <dc:creator>James Lombardi</dc:creator>
    <meta:editing-duration>PT17H51M45S</meta:editing-duration>
    <meta:editing-cycles>99</meta:editing-cycles>
    <meta:generator>OpenOffice/4.1.2$Win32 OpenOffice.org_project/412m3$Build-9782</meta:generator>
    <meta:document-statistic meta:table-count="0" meta:image-count="0" meta:object-count="0" meta:page-count="9" meta:paragraph-count="302" meta:word-count="2994" meta:character-count="14703"/>
  </office:meta>
</office:document-meta>
</file>